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Liberation Mono', Menlo, Monaco, Courier, monospace"/>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weight="bold" officeooo:rsid="000ee6d8" officeooo:paragraph-rsid="000ee6d8" style:font-size-asian="20pt" style:font-weight-asian="bold" style:font-size-complex="20pt" style:font-weight-complex="bold"/>
    </style:style>
    <style:style style:name="P2" style:family="paragraph" style:parent-style-name="Standard">
      <style:text-properties fo:font-size="12pt" fo:font-weight="bold" officeooo:rsid="000ee6d8" officeooo:paragraph-rsid="000ee6d8" style:font-size-asian="10.5pt" style:font-weight-asian="bold" style:font-size-complex="12pt" style:font-weight-complex="bold"/>
    </style:style>
    <style:style style:name="P3" style:family="paragraph" style:parent-style-name="Standard">
      <style:text-properties fo:font-size="12pt" fo:font-weight="bold" officeooo:rsid="000ee6d8" officeooo:paragraph-rsid="000ee6d8" style:font-size-asian="12pt" style:font-weight-asian="bold" style:font-size-complex="12pt" style:font-weight-complex="bold"/>
    </style:style>
    <style:style style:name="P4" style:family="paragraph" style:parent-style-name="Text_20_body">
      <style:text-properties fo:font-size="12pt" fo:font-weight="bold" officeooo:rsid="000ee6d8" officeooo:paragraph-rsid="000ee6d8" style:font-size-asian="10.5pt" style:font-weight-asian="bold" style:font-size-complex="12pt" style:font-weight-complex="bold"/>
    </style:style>
    <style:style style:name="P5"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 style:family="paragraph" style:parent-style-name="Preformatted_20_Text">
      <style:paragraph-properties fo:margin-left="0cm" fo:margin-right="0cm" fo:margin-top="0.159cm" fo:margin-bottom="0.159cm" loext:contextual-spacing="false" style:line-height-at-least="0.476cm" fo:text-indent="0cm" style:auto-text-indent="false"/>
      <style:text-properties fo:font-variant="normal" fo:text-transform="none" fo:color="#006600" style:font-name="Consolas" fo:font-size="9.75pt" fo:font-style="normal" fo:font-weight="normal"/>
    </style:style>
    <style:style style:name="P8" style:family="paragraph" style:parent-style-name="Preformatted_20_Text">
      <style:paragraph-properties fo:margin-top="0.159cm" fo:margin-bottom="0.159cm" loext:contextual-spacing="false" style:line-height-at-least="0.476cm"/>
      <style:text-properties fo:font-variant="normal" fo:text-transform="none" fo:color="#006600"/>
    </style:style>
    <style:style style:name="P9" style:family="paragraph" style:parent-style-name="Preformatted_20_Text">
      <style:paragraph-properties fo:margin-top="0.159cm" fo:margin-bottom="0.159cm" loext:contextual-spacing="false" style:line-height-at-least="0.476cm"/>
      <style:text-properties fo:font-variant="normal" fo:text-transform="none" fo:color="#666600" style:font-name="Consolas" fo:font-size="9.75pt" fo:font-style="normal" fo:font-weight="normal"/>
    </style:style>
    <style:style style:name="P10" style:family="paragraph" style:parent-style-name="Preformatted_20_Text">
      <style:paragraph-properties fo:margin-top="0cm" fo:margin-bottom="0cm" loext:contextual-spacing="false" style:line-height-at-least="0.499cm"/>
      <style:text-properties fo:font-variant="normal" fo:text-transform="none" fo:color="#006600" style:font-name="Consolas" fo:font-size="9.75pt" fo:font-style="normal" fo:font-weight="normal" officeooo:rsid="001015f3" officeooo:paragraph-rsid="001015f3" style:font-size-asian="10.5pt" style:font-weight-asian="bold" style:font-size-complex="12pt" style:font-weight-complex="bold"/>
    </style:style>
    <style:style style:name="P11" style:family="paragraph" style:parent-style-name="Preformatted_20_Text">
      <style:paragraph-properties fo:margin-top="0cm" fo:margin-bottom="0cm" loext:contextual-spacing="false"/>
      <style:text-properties fo:font-variant="normal" fo:text-transform="none" fo:color="#006600" style:font-name="Consolas" fo:font-size="9.75pt" fo:font-style="normal" fo:font-weight="normal" officeooo:rsid="001015f3" officeooo:paragraph-rsid="001015f3" style:font-size-asian="10.5pt" style:font-weight-asian="bold" style:font-size-complex="12pt" style:font-weight-complex="bold"/>
    </style:style>
    <style:style style:name="P12" style:family="paragraph" style:parent-style-name="Preformatted_20_Text">
      <style:paragraph-properties fo:margin-top="0cm" fo:margin-bottom="0cm" loext:contextual-spacing="false" style:line-height-at-least="0.499cm"/>
      <style:text-properties fo:font-variant="normal" fo:text-transform="none" fo:color="#006600"/>
    </style:style>
    <style:style style:name="P13" style:family="paragraph" style:parent-style-name="Preformatted_20_Text">
      <style:paragraph-properties fo:margin-top="0cm" fo:margin-bottom="0cm" loext:contextual-spacing="false" style:line-height-at-least="0.499cm"/>
      <style:text-properties fo:font-variant="normal" fo:text-transform="none" fo:color="#006600" officeooo:paragraph-rsid="001015f3"/>
    </style:style>
    <style:style style:name="P14" style:family="paragraph" style:parent-style-name="Preformatted_20_Text">
      <style:paragraph-properties fo:margin-top="0cm" fo:margin-bottom="0cm" loext:contextual-spacing="false" style:line-height-at-least="0.476cm"/>
      <style:text-properties fo:font-variant="normal" fo:text-transform="none" fo:color="#006600"/>
    </style:style>
    <style:style style:name="P15" style:family="paragraph" style:parent-style-name="Preformatted_20_Text">
      <style:paragraph-properties fo:margin-top="0cm" fo:margin-bottom="0cm" loext:contextual-spacing="false" style:line-height-at-least="0.476cm"/>
      <style:text-properties fo:font-variant="normal" fo:text-transform="none" fo:color="#006600" officeooo:paragraph-rsid="00123a3f"/>
    </style:style>
    <style:style style:name="P16" style:family="paragraph" style:parent-style-name="Preformatted_20_Text">
      <style:paragraph-properties fo:margin-top="0cm" fo:margin-bottom="0cm" loext:contextual-spacing="false" style:line-height-at-least="0.476cm"/>
      <style:text-properties fo:font-variant="normal" fo:text-transform="none" fo:color="#006600" fo:font-size="12pt" fo:font-weight="bold" officeooo:rsid="00123a3f" officeooo:paragraph-rsid="00123a3f" style:font-size-asian="10.5pt" style:font-weight-asian="bold" style:font-size-complex="12pt" style:font-weight-complex="bold"/>
    </style:style>
    <style:style style:name="P17" style:family="paragraph" style:parent-style-name="Preformatted_20_Text">
      <style:paragraph-properties fo:margin-top="0cm" fo:margin-bottom="0cm" loext:contextual-spacing="false" style:line-height-at-least="0.499cm"/>
      <style:text-properties fo:font-variant="normal" fo:text-transform="none" fo:color="#000088" style:font-name="Consolas" fo:font-size="9.75pt" fo:font-style="normal" fo:font-weight="normal"/>
    </style:style>
    <style:style style:name="P18" style:family="paragraph" style:parent-style-name="Preformatted_20_Text">
      <style:paragraph-properties fo:margin-top="0cm" fo:margin-bottom="0cm" loext:contextual-spacing="false" style:line-height-at-least="0.476cm"/>
      <style:text-properties fo:font-variant="normal" fo:text-transform="none" fo:color="#666600" style:font-name="Consolas" fo:font-size="9.75pt" fo:font-style="normal" fo:font-weight="normal"/>
    </style:style>
    <style:style style:name="P19" style:family="paragraph" style:parent-style-name="Preformatted_20_Text">
      <style:paragraph-properties fo:margin-top="0cm" fo:margin-bottom="0cm" loext:contextual-spacing="false" style:line-height-at-least="0.476cm"/>
      <style:text-properties fo:color="#006600"/>
    </style:style>
    <style:style style:name="P20" style:family="paragraph" style:parent-style-name="Standard">
      <style:text-properties fo:font-size="12pt" fo:font-weight="bold" officeooo:rsid="001015f3" officeooo:paragraph-rsid="001015f3" style:font-size-asian="10.5pt" style:font-weight-asian="bold" style:font-size-complex="12pt" style:font-weight-complex="bold"/>
    </style:style>
    <style:style style:name="P21" style:family="paragraph" style:parent-style-name="Standard">
      <style:paragraph-properties fo:line-height="100%"/>
      <style:text-properties fo:font-size="12pt" fo:font-weight="bold" officeooo:rsid="001015f3" officeooo:paragraph-rsid="001015f3" style:font-size-asian="10.5pt" style:font-weight-asian="bold" style:font-size-complex="12pt" style:font-weight-complex="bold"/>
    </style:style>
    <style:style style:name="P22" style:family="paragraph" style:parent-style-name="Standard">
      <style:text-properties fo:font-size="12pt" fo:font-weight="bold" officeooo:rsid="00123a3f" officeooo:paragraph-rsid="00123a3f" style:font-size-asian="10.5pt" style:font-weight-asian="bold" style:font-size-complex="12pt" style:font-weight-complex="bold"/>
    </style:style>
    <style:style style:name="P23" style:family="paragraph" style:parent-style-name="Standard">
      <style:text-properties fo:font-size="12pt" fo:font-weight="normal" officeooo:rsid="001015f3" officeooo:paragraph-rsid="001015f3" style:font-size-asian="10.5pt" style:font-weight-asian="normal" style:font-size-complex="12pt" style:font-weight-complex="normal"/>
    </style:style>
    <style:style style:name="P24" style:family="paragraph" style:parent-style-name="Standard">
      <style:text-properties fo:font-size="12pt" fo:font-weight="normal" officeooo:rsid="001015f3" officeooo:paragraph-rsid="00123a3f" style:font-size-asian="10.5pt" style:font-weight-asian="normal" style:font-size-complex="12pt" style:font-weight-complex="normal"/>
    </style:style>
    <style:style style:name="P25" style:family="paragraph" style:parent-style-name="Standard">
      <style:text-properties fo:font-size="12pt" fo:font-weight="normal" officeooo:rsid="00123a3f" officeooo:paragraph-rsid="00123a3f" style:font-size-asian="10.5pt" style:font-weight-asian="normal" style:font-size-complex="12pt" style:font-weight-complex="normal"/>
    </style:style>
    <style:style style:name="P26" style:family="paragraph" style:parent-style-name="Standard">
      <style:paragraph-properties fo:margin-top="0cm" fo:margin-bottom="0cm" loext:contextual-spacing="false" style:line-height-at-least="0.476cm"/>
      <style:text-properties fo:color="#006600" officeooo:paragraph-rsid="00123a3f"/>
    </style:style>
    <style:style style:name="P27" style:family="paragraph" style:parent-style-name="Text_20_body">
      <style:paragraph-properties fo:margin-left="0cm" fo:margin-right="0cm" fo:margin-top="0cm" fo:margin-bottom="0cm" loext:contextual-spacing="false" style:line-height-at-least="0.503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T1" style:family="text">
      <style:text-properties fo:font-variant="normal" fo:text-transform="none" fo:color="#242729" style:font-name="Arial1" fo:font-size="11.25pt" fo:letter-spacing="normal" fo:font-style="normal" fo:font-weight="normal"/>
    </style:style>
    <style:style style:name="T2" style:family="text">
      <style:text-properties fo:font-variant="normal" fo:text-transform="none" fo:color="#005999" style:text-line-through-style="none" style:text-line-through-type="none" style:font-name="Arial1" fo:font-size="11.25pt" fo:letter-spacing="normal" fo:font-style="normal" style:text-underline-style="none" fo:font-weight="normal" style:text-blinking="false" loext:padding="0cm" loext:border="none"/>
    </style:style>
    <style:style style:name="T3" style:family="text">
      <style:text-properties fo:font-variant="normal" fo:text-transform="none" fo:color="#000000" style:font-name="Consolas" fo:font-size="9.75pt" fo:font-style="normal" fo:font-weight="normal"/>
    </style:style>
    <style:style style:name="T4" style:family="text">
      <style:text-properties fo:font-variant="normal" fo:text-transform="none" fo:color="#666600" style:font-name="Consolas" fo:font-size="9.75pt" fo:font-style="normal" fo:font-weight="normal"/>
    </style:style>
    <style:style style:name="T5" style:family="text">
      <style:text-properties fo:font-variant="normal" fo:text-transform="none" fo:color="#000088" style:font-name="Consolas" fo:font-size="9.75pt" fo:font-style="normal" fo:font-weight="normal"/>
    </style:style>
    <style:style style:name="T6" style:family="text">
      <style:text-properties fo:font-variant="normal" fo:text-transform="none" fo:color="#660066" style:font-name="Consolas" fo:font-size="9.75pt" fo:font-style="normal" fo:font-weight="normal"/>
    </style:style>
    <style:style style:name="T7" style:family="text">
      <style:text-properties fo:font-variant="normal" fo:text-transform="none" style:font-name="Roboto" fo:font-size="10.5pt" fo:letter-spacing="normal" fo:font-style="normal" fo:font-weight="normal"/>
    </style:style>
    <style:style style:name="T8" style:family="text">
      <style:text-properties fo:font-variant="normal" fo:text-transform="none" fo:color="#006600" style:font-name="Consolas" fo:font-size="9.75pt" fo:font-style="normal" fo:font-weight="normal"/>
    </style:style>
    <style:style style:name="T9" style:family="text">
      <style:text-properties fo:font-variant="normal" fo:text-transform="none" fo:letter-spacing="normal"/>
    </style:style>
    <style:style style:name="T10" style:family="text">
      <style:text-properties fo:font-variant="normal" fo:text-transform="none" fo:color="#039be5" style:text-line-through-style="none" style:text-line-through-type="none" style:font-name="Consolas" fo:font-size="9.75pt" fo:font-style="normal" style:text-underline-style="none" fo:font-weight="normal" style:text-blinking="false"/>
    </style:style>
    <style:style style:name="T11" style:family="text">
      <style:text-properties fo:color="#666600"/>
    </style:style>
    <style:style style:name="T12" style:family="text">
      <style:text-properties fo:color="#666600" style:font-name="Consolas" fo:font-size="9.75pt" fo:font-style="normal" fo:font-weight="normal"/>
    </style:style>
    <style:style style:name="T13" style:family="text">
      <style:text-properties fo:color="#000000"/>
    </style:style>
    <style:style style:name="T14" style:family="text">
      <style:text-properties fo:color="#000000" style:font-name="Consolas" fo:font-size="9.75pt" fo:font-style="normal" fo:font-weight="normal"/>
    </style:style>
    <style:style style:name="T15" style:family="text">
      <style:text-properties fo:color="#000000" style:font-name="Consolas" fo:font-size="9.75pt" fo:font-style="normal" fo:font-weight="normal" fo:background-color="#e4e4ff" loext:char-shading-value="0"/>
    </style:style>
    <style:style style:name="T16" style:family="text">
      <style:text-properties fo:color="#880000"/>
    </style:style>
    <style:style style:name="T17" style:family="text">
      <style:text-properties fo:color="#880000" style:font-name="Consolas" fo:font-size="9.75pt" fo:font-style="normal" fo:font-weight="normal"/>
    </style:style>
    <style:style style:name="T18" style:family="text">
      <style:text-properties fo:color="#000088"/>
    </style:style>
    <style:style style:name="T19" style:family="text">
      <style:text-properties fo:color="#000088" style:font-name="Consolas" fo:font-size="9.75pt" fo:font-style="normal" fo:font-weight="normal"/>
    </style:style>
    <style:style style:name="T20" style:family="text">
      <style:text-properties fo:color="#882288" style:font-name="Consolas" fo:font-size="9.75pt" fo:font-style="normal" fo:font-weight="normal"/>
    </style:style>
    <style:style style:name="T21" style:family="text">
      <style:text-properties style:font-name="Consolas" fo:font-size="9.75pt" fo:font-style="normal" fo:font-weight="normal"/>
    </style:style>
    <style:style style:name="T22" style:family="text">
      <style:text-properties fo:color="#660066"/>
    </style:style>
    <style:style style:name="T23" style:family="text">
      <style:text-properties fo:color="#660066" style:font-name="Consolas" fo:font-size="9.75pt" fo:font-style="normal" fo:font-weight="normal"/>
    </style:style>
    <style:style style:name="T24" style:family="text">
      <style:text-properties officeooo:rsid="00112d6d"/>
    </style:style>
    <style:style style:name="T25" style:family="text">
      <style:text-properties officeooo:rsid="0014324d"/>
    </style:style>
    <style:style style:name="T26" style:family="text">
      <style:text-properties fo:color="#006666" style:font-name="Consolas" fo:font-size="9.7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idView vs Gridlayout</text:p>
      <text:p text:style-name="P3">From stack overflow: </text:p>
      <text:p text:style-name="P3"><text:a xlink:type="simple" xlink:href="http://stackoverflow.com/questions/11307218/gridview-vs-gridlayout-in-android-apps" text:style-name="Internet_20_link" text:visited-style-name="Visited_20_Internet_20_Link">http://stackoverflow.com/questions/11307218/gridview-vs-gridlayout-in-android-apps</text:a></text:p>
      <text:p text:style-name="P4"><text:span text:style-name="T1">A </text:span><text:a xlink:type="simple" xlink:href="http://developer.android.com/reference/android/widget/GridView.html" text:style-name="Internet_20_link" text:visited-style-name="Visited_20_Internet_20_Link">GridView</text:a><text:span text:style-name="T2"> i</text:span><text:span text:style-name="T1">s a ViewGroup that displays items in two-dimensional scrolling grid. The items in the grid come from the ListAdapter associated with this view.</text:span></text:p>
      <text:p text:style-name="P6">This is what you'd want to use (keep using). Because a GridView gets its data from a ListAdapter, the only data loaded in memory will be the one displayed on screen. GridViews, much like ListViews reuse and recycle their views for better performance.</text:p>
      <text:p text:style-name="P6"/>
      <text:p text:style-name="P5"><text:span text:style-name="T1">Whereas a </text:span><text:a xlink:type="simple" xlink:href="http://developer.android.com/reference/android/widget/GridLayout.html" text:style-name="Internet_20_link" text:visited-style-name="Visited_20_Internet_20_Link">GridLayout</text:a><text:span text:style-name="T2"> </text:span><text:span text:style-name="T1">is a layout that places its children in a rectangular grid. It was introduced in API level 14, and was recently backported in the Support Library. Its main purpose is to solve alignment and performance problems in other layouts. Check out this </text:span><text:a xlink:type="simple" xlink:href="http://android-developers.blogspot.com/2011/11/new-layout-widgets-space-and-gridlayout.html" text:style-name="Internet_20_link" text:visited-style-name="Visited_20_Internet_20_Link">tutorial</text:a><text:span text:style-name="T2"> </text:span><text:span text:style-name="T1">if you want to learn more about GridLayout.</text:span></text:p>
      <text:p text:style-name="P2"/>
      <text:p text:style-name="P20">Example gridview:</text:p>
      <text:p text:style-name="P21"/>
      <text:p text:style-name="P10"><text:span text:style-name="T11">&lt;?</text:span><text:span text:style-name="T13">xml version</text:span><text:span text:style-name="T11">=</text:span><text:span text:style-name="T16">"1.0"</text:span><text:span text:style-name="T13"> encoding</text:span><text:span text:style-name="T11">=</text:span><text:span text:style-name="T16">"utf-8"</text:span><text:span text:style-name="T11">?&gt;</text:span></text:p>
      <text:p text:style-name="P13"><text:span text:style-name="T19">&lt;GridView</text:span><text:span text:style-name="T14"> </text:span><text:span text:style-name="T20">xmlns:android</text:span><text:span text:style-name="T12">=</text:span><text:span text:style-name="T17">"</text:span><text:a xlink:type="simple" xlink:href="http://schemas.android.com/apk/res/android" text:style-name="Internet_20_link" text:visited-style-name="Visited_20_Internet_20_Link">http://schemas.android.com/apk/res/android</text:a><text:span text:style-name="T17">"</text:span></text:p>
      <text:p text:style-name="P13"><text:span text:style-name="T14"><text:tab/></text:span><text:span text:style-name="T20">android:id</text:span><text:span text:style-name="T12">=</text:span><text:span text:style-name="T17">"@+id/gridview"</text:span></text:p>
      <text:p text:style-name="P12"><text:span text:style-name="T14"><text:tab/></text:span><text:span text:style-name="T20">android:layout_width</text:span><text:span text:style-name="T12">=</text:span><text:span text:style-name="T17">"match_parent"</text:span></text:p>
      <text:p text:style-name="P12"><text:span text:style-name="T14"><text:tab/></text:span><text:span text:style-name="T20">android:layout_height</text:span><text:span text:style-name="T12">=</text:span><text:span text:style-name="T17">"match_parent"</text:span></text:p>
      <text:p text:style-name="P12"><text:span text:style-name="T14"><text:tab/></text:span><text:span text:style-name="T20">android:columnWidth</text:span><text:span text:style-name="T12">=</text:span><text:span text:style-name="T17">"90dp"</text:span></text:p>
      <text:p text:style-name="P12"><text:span text:style-name="T14"><text:tab/></text:span><text:span text:style-name="T20">android:numColumns</text:span><text:span text:style-name="T12">=</text:span><text:span text:style-name="T17">"auto_fit"</text:span></text:p>
      <text:p text:style-name="P12"><text:span text:style-name="T14"><text:tab/></text:span><text:span text:style-name="T20">android:verticalSpacing</text:span><text:span text:style-name="T12">=</text:span><text:span text:style-name="T17">"10dp"</text:span></text:p>
      <text:p text:style-name="P12"><text:span text:style-name="T14"><text:tab/></text:span><text:span text:style-name="T20">android:horizontalSpacing</text:span><text:span text:style-name="T12">=</text:span><text:span text:style-name="T17">"10dp"</text:span></text:p>
      <text:p text:style-name="P12"><text:span text:style-name="T14"><text:tab/></text:span><text:span text:style-name="T20">android:stretchMode</text:span><text:span text:style-name="T12">=</text:span><text:span text:style-name="T17">"columnWidth"</text:span></text:p>
      <text:p text:style-name="P12"><text:span text:style-name="T14"><text:tab/></text:span><text:span text:style-name="T20">android:gravity</text:span><text:span text:style-name="T12">=</text:span><text:span text:style-name="T17">"center"</text:span></text:p>
      <text:p text:style-name="P17">/&gt;</text:p>
      <text:p text:style-name="P21"/>
      <text:p text:style-name="P23">Grids should be set up in the onCreate function of the activity/fragment they are in. <text:span text:style-name="T24">It will need to have a listadapter set to its adapter so images can be displayed. In this example a custom gridadapter is used, rather than just a plain old listadapter. </text:span></text:p>
      <text:p text:style-name="P23"/>
      <text:p text:style-name="P11"><text:span text:style-name="T18">public</text:span><text:span text:style-name="T13"> </text:span><text:span text:style-name="T18">void</text:span><text:span text:style-name="T13"> onCreate</text:span><text:span text:style-name="T11">(</text:span><text:span text:style-name="T22">Bundle</text:span><text:span text:style-name="T13"> savedInstanceState</text:span><text:span text:style-name="T11">)</text:span><text:span text:style-name="T13"> </text:span><text:span text:style-name="T11">{</text:span></text:p>
      <text:p text:style-name="P14"><text:span text:style-name="T14"><text:tab/></text:span><text:span text:style-name="T19">super</text:span><text:span text:style-name="T12">.</text:span><text:span text:style-name="T14">onCreate</text:span><text:span text:style-name="T12">(</text:span><text:span text:style-name="T14">savedInstanceState</text:span><text:span text:style-name="T12">);</text:span></text:p>
      <text:p text:style-name="P14"><text:span text:style-name="T14"><text:tab/>setContentView</text:span><text:span text:style-name="T12">(</text:span><text:span text:style-name="T14">R</text:span><text:span text:style-name="T12">.</text:span><text:span text:style-name="T14">layout</text:span><text:span text:style-name="T12">.</text:span><text:span text:style-name="T14">main</text:span><text:span text:style-name="T12">);</text:span></text:p>
      <text:p text:style-name="P14"><text:span text:style-name="T14"><text:tab/></text:span><text:span text:style-name="T23">GridView</text:span><text:span text:style-name="T14"> gridview </text:span><text:span text:style-name="T12">=</text:span><text:span text:style-name="T14"> </text:span><text:span text:style-name="T12">(</text:span><text:span text:style-name="T23">GridView</text:span><text:span text:style-name="T12">)</text:span><text:span text:style-name="T14"> findViewById</text:span><text:span text:style-name="T12">(</text:span><text:span text:style-name="T14">R</text:span><text:span text:style-name="T12">.</text:span><text:span text:style-name="T14">id</text:span><text:span text:style-name="T12">.</text:span><text:span text:style-name="T14">gridview</text:span><text:span text:style-name="T12">);</text:span></text:p>
      <text:p text:style-name="P19"><text:span text:style-name="T3"><text:tab/>gridview</text:span><text:span text:style-name="T4">.</text:span><text:span text:style-name="T3">setAdapter</text:span><text:span text:style-name="T4">(</text:span><text:span text:style-name="T5">new</text:span><text:span text:style-name="T3"> </text:span><text:span text:style-name="T6">ImageAdapter</text:span><text:span text:style-name="T4">(</text:span><text:span text:style-name="T5">this</text:span><text:span text:style-name="T4">));</text:span></text:p>
      <text:p text:style-name="P14"><text:span text:style-name="T14"><text:tab/></text:span><text:span text:style-name="T12">});</text:span></text:p>
      <text:p text:style-name="P18">}</text:p>
      <text:p text:style-name="P20"/>
      <text:p text:style-name="P25">The below onClicklistener may also prove useful for testing:</text:p>
      <text:p text:style-name="P22"/>
      <text:p text:style-name="P26"><text:span text:style-name="T3">gridview</text:span><text:span text:style-name="T4">.</text:span><text:span text:style-name="T3">setOnItemClickListener</text:span><text:span text:style-name="T4">(</text:span><text:span text:style-name="T5">new</text:span><text:span text:style-name="T3"> </text:span><text:span text:style-name="T15">AdapterView</text:span><text:span text:style-name="T14">.</text:span><text:span text:style-name="T6">OnItemClickListener</text:span><text:span text:style-name="T4">()</text:span><text:span text:style-name="T3"> </text:span><text:span text:style-name="T4">{</text:span></text:p>
      <text:p text:style-name="P15"><text:span text:style-name="T14"><text:tab/><text:tab/></text:span><text:span text:style-name="T19">public</text:span><text:span text:style-name="T14"> </text:span><text:span text:style-name="T19">void</text:span><text:span text:style-name="T14"> onItemClick</text:span><text:span text:style-name="T12">(</text:span><text:span text:style-name="T23">AdapterView</text:span><text:span text:style-name="T12">&lt;?&gt;</text:span><text:span text:style-name="T14"> parent</text:span><text:span text:style-name="T12">,</text:span><text:span text:style-name="T14"> </text:span><text:span text:style-name="T23">View</text:span><text:span text:style-name="T14"> v</text:span><text:span text:style-name="T12">,</text:span></text:p>
      <text:p text:style-name="P15"><text:span text:style-name="T14"><text:tab/><text:tab/><text:tab/></text:span><text:span text:style-name="T19">int</text:span><text:span text:style-name="T14"> position</text:span><text:span text:style-name="T12">,</text:span><text:span text:style-name="T14"> </text:span><text:span text:style-name="T19">long</text:span><text:span text:style-name="T14"> id</text:span><text:span text:style-name="T12">)</text:span><text:span text:style-name="T14"> </text:span><text:span text:style-name="T12">{</text:span></text:p>
      <text:p text:style-name="P15"><text:span text:style-name="T14"><text:tab/><text:tab/><text:tab/></text:span><text:span text:style-name="T23">Toast</text:span><text:span text:style-name="T12">.</text:span><text:span text:style-name="T14">makeText</text:span><text:span text:style-name="T12">(</text:span><text:span text:style-name="T23">HelloGridView</text:span><text:span text:style-name="T12">.</text:span><text:span text:style-name="T19">this</text:span><text:span text:style-name="T12">,</text:span><text:span text:style-name="T14"> </text:span><text:span text:style-name="T17">""</text:span><text:span text:style-name="T14"> </text:span><text:span text:style-name="T12">+</text:span><text:span text:style-name="T14"> position</text:span><text:span text:style-name="T12">,</text:span></text:p>
      <text:p text:style-name="P15"><text:span text:style-name="T14"><text:tab/><text:tab/><text:tab/></text:span><text:span text:style-name="T23">Toast</text:span><text:span text:style-name="T12">.</text:span><text:span text:style-name="T14">LENGTH_SHORT</text:span><text:span text:style-name="T12">).</text:span><text:span text:style-name="T14">show</text:span><text:span text:style-name="T12">();</text:span></text:p>
      <text:p text:style-name="P16"><text:span text:style-name="T14"><text:tab/></text:span><text:span text:style-name="T12">}</text:span></text:p>
      <text:p text:style-name="P20"/>
      <text:p text:style-name="P20"/>
      <text:p text:style-name="P20"><text:soft-page-break/><text:span text:style-name="T7">Create a new class called </text:span><text:span text:style-name="Source_20_Text"><text:span text:style-name="T8">ImageAdapter</text:span></text:span><text:span text:style-name="T9"> </text:span><text:span text:style-name="T7">that extends </text:span><text:a xlink:type="simple" xlink:href="https://developer.android.com/reference/android/widget/BaseAdapter.html" text:style-name="Internet_20_link" text:visited-style-name="Visited_20_Internet_20_Link"><text:span text:style-name="Source_20_Text"><text:span text:style-name="T10">BaseAdapter</text:span></text:span></text:a><text:span text:style-name="T7">:</text:span></text:p>
      <text:p text:style-name="P7"><text:span text:style-name="T18">public</text:span><text:span text:style-name="T13"> </text:span><text:span text:style-name="T18">class</text:span><text:span text:style-name="T13"> </text:span><text:span text:style-name="T22">ImageAdapter</text:span><text:span text:style-name="T13"> </text:span><text:span text:style-name="T18">extends</text:span><text:span text:style-name="T13"> </text:span><text:span text:style-name="T22">BaseAdapter</text:span><text:span text:style-name="T13"> </text:span><text:span text:style-name="T11">{</text:span></text:p>
      <text:p text:style-name="P8"><text:span text:style-name="T13">    </text:span><text:span text:style-name="T19">private</text:span><text:span text:style-name="T14"> </text:span><text:span text:style-name="T23">Context</text:span><text:span text:style-name="T14"> mContext</text:span><text:span text:style-name="T12">;</text:span></text:p>
      <text:p text:style-name="P8"><text:span text:style-name="T13">    </text:span><text:span text:style-name="T19">public</text:span><text:span text:style-name="T14"> </text:span><text:span text:style-name="T23">ImageAdapter</text:span><text:span text:style-name="T12">(</text:span><text:span text:style-name="T23">Context</text:span><text:span text:style-name="T14"> c</text:span><text:span text:style-name="T12">)</text:span><text:span text:style-name="T14"> </text:span><text:span text:style-name="T12">{</text:span></text:p>
      <text:p text:style-name="P8"><text:span text:style-name="T13">        </text:span><text:span text:style-name="T14">mContext </text:span><text:span text:style-name="T12">=</text:span><text:span text:style-name="T14"> c</text:span><text:span text:style-name="T12">;</text:span></text:p>
      <text:p text:style-name="P8"><text:span text:style-name="T13">    </text:span><text:span text:style-name="T12">}</text:span></text:p>
      <text:p text:style-name="P8"><text:span text:style-name="T13">    </text:span><text:span text:style-name="T19">public</text:span><text:span text:style-name="T14"> </text:span><text:span text:style-name="T19">int</text:span><text:span text:style-name="T14"> getCount</text:span><text:span text:style-name="T12">()</text:span><text:span text:style-name="T14"> </text:span><text:span text:style-name="T12">{</text:span></text:p>
      <text:p text:style-name="P8"><text:span text:style-name="T13">        </text:span><text:span text:style-name="T19">return</text:span><text:span text:style-name="T14"> mThumbIds</text:span><text:span text:style-name="T12">.</text:span><text:span text:style-name="T14">length</text:span><text:span text:style-name="T12">;</text:span></text:p>
      <text:p text:style-name="P8"><text:span text:style-name="T13">    </text:span><text:span text:style-name="T12">}</text:span></text:p>
      <text:p text:style-name="P8"><text:span text:style-name="T13">    </text:span><text:span text:style-name="T19">public</text:span><text:span text:style-name="T14"> </text:span><text:span text:style-name="T23">Object</text:span><text:span text:style-name="T14"> getItem</text:span><text:span text:style-name="T12">(</text:span><text:span text:style-name="T19">int</text:span><text:span text:style-name="T14"> position</text:span><text:span text:style-name="T12">)</text:span><text:span text:style-name="T14"> </text:span><text:span text:style-name="T12">{</text:span></text:p>
      <text:p text:style-name="P8"><text:span text:style-name="T13">        </text:span><text:span text:style-name="T19">return</text:span><text:span text:style-name="T14"> </text:span><text:span text:style-name="T19">null</text:span><text:span text:style-name="T12">;</text:span></text:p>
      <text:p text:style-name="P8"><text:span text:style-name="T13">    </text:span><text:span text:style-name="T12">}</text:span></text:p>
      <text:p text:style-name="P8"><text:span text:style-name="T13">    </text:span><text:span text:style-name="T19">public</text:span><text:span text:style-name="T14"> </text:span><text:span text:style-name="T19">long</text:span><text:span text:style-name="T14"> getItemId</text:span><text:span text:style-name="T12">(</text:span><text:span text:style-name="T19">int</text:span><text:span text:style-name="T14"> position</text:span><text:span text:style-name="T12">)</text:span><text:span text:style-name="T14"> </text:span><text:span text:style-name="T12">{</text:span></text:p>
      <text:p text:style-name="P8"><text:span text:style-name="T13">        </text:span><text:span text:style-name="T19">return</text:span><text:span text:style-name="T14"> </text:span><text:span text:style-name="T26">0</text:span><text:span text:style-name="T12">;</text:span></text:p>
      <text:p text:style-name="P8"><text:span text:style-name="T13">    </text:span><text:span text:style-name="T12">}</text:span></text:p>
      <text:p text:style-name="P8"><text:span text:style-name="T13">    </text:span><text:span text:style-name="T21">// create a new ImageView for each item referenced by the Adapter</text:span></text:p>
      <text:p text:style-name="P8"><text:span text:style-name="T13">    </text:span><text:span text:style-name="T19">public</text:span><text:span text:style-name="T14"> </text:span><text:span text:style-name="T23">View</text:span><text:span text:style-name="T14"> getView</text:span><text:span text:style-name="T12">(</text:span><text:span text:style-name="T19">int</text:span><text:span text:style-name="T14"> position</text:span><text:span text:style-name="T12">,</text:span><text:span text:style-name="T14"> </text:span><text:span text:style-name="T23">View</text:span><text:span text:style-name="T14"> convertView</text:span><text:span text:style-name="T12">,</text:span><text:span text:style-name="T14"> </text:span><text:span text:style-name="T23">ViewGroup</text:span><text:span text:style-name="T14"> parent</text:span><text:span text:style-name="T12">)</text:span><text:span text:style-name="T14"> </text:span><text:span text:style-name="T12">{</text:span></text:p>
      <text:p text:style-name="P8"><text:span text:style-name="T13">        </text:span><text:span text:style-name="T23">ImageView</text:span><text:span text:style-name="T14"> imageView</text:span><text:span text:style-name="T12">;</text:span></text:p>
      <text:p text:style-name="P8"><text:span text:style-name="T13">        </text:span><text:span text:style-name="T19">if</text:span><text:span text:style-name="T14"> </text:span><text:span text:style-name="T12">(</text:span><text:span text:style-name="T14">convertView </text:span><text:span text:style-name="T12">==</text:span><text:span text:style-name="T14"> </text:span><text:span text:style-name="T19">null</text:span><text:span text:style-name="T12">)</text:span><text:span text:style-name="T14"> </text:span><text:span text:style-name="T12">{</text:span></text:p>
      <text:p text:style-name="P8"><text:span text:style-name="T13">            </text:span><text:span text:style-name="T21">// if it's not recycled, initialize some attributes</text:span></text:p>
      <text:p text:style-name="P8"><text:span text:style-name="T13">            </text:span><text:span text:style-name="T14">imageView </text:span><text:span text:style-name="T12">=</text:span><text:span text:style-name="T14"> </text:span><text:span text:style-name="T19">new</text:span><text:span text:style-name="T14"> </text:span><text:span text:style-name="T23">ImageView</text:span><text:span text:style-name="T12">(</text:span><text:span text:style-name="T14">mContext</text:span><text:span text:style-name="T12">);</text:span></text:p>
      <text:p text:style-name="P8"><text:span text:style-name="T13">            </text:span><text:span text:style-name="T14">imageView</text:span><text:span text:style-name="T12">.</text:span><text:span text:style-name="T14">setLayoutParams</text:span><text:span text:style-name="T12">(</text:span><text:span text:style-name="T19">new</text:span><text:span text:style-name="T14"> </text:span><text:span text:style-name="T23">GridView</text:span><text:span text:style-name="T12">.</text:span><text:span text:style-name="T23">LayoutParams</text:span><text:span text:style-name="T12">(</text:span><text:span text:style-name="T26">85</text:span><text:span text:style-name="T12">,</text:span><text:span text:style-name="T14"> </text:span><text:span text:style-name="T26">85</text:span><text:span text:style-name="T12">));</text:span></text:p>
      <text:p text:style-name="P8"><text:span text:style-name="T13">            </text:span><text:span text:style-name="T14">imageView</text:span><text:span text:style-name="T12">.</text:span><text:span text:style-name="T14">setScaleType</text:span><text:span text:style-name="T12">(</text:span><text:span text:style-name="T23">ImageView</text:span><text:span text:style-name="T12">.</text:span><text:span text:style-name="T23">ScaleType</text:span><text:span text:style-name="T12">.</text:span><text:span text:style-name="T14">CENTER_CROP</text:span><text:span text:style-name="T12">);</text:span></text:p>
      <text:p text:style-name="P8"><text:span text:style-name="T13">            </text:span><text:span text:style-name="T14">imageView</text:span><text:span text:style-name="T12">.</text:span><text:span text:style-name="T14">setPadding</text:span><text:span text:style-name="T12">(</text:span><text:span text:style-name="T26">8</text:span><text:span text:style-name="T12">,</text:span><text:span text:style-name="T14"> </text:span><text:span text:style-name="T26">8</text:span><text:span text:style-name="T12">,</text:span><text:span text:style-name="T14"> </text:span><text:span text:style-name="T26">8</text:span><text:span text:style-name="T12">,</text:span><text:span text:style-name="T14"> </text:span><text:span text:style-name="T26">8</text:span><text:span text:style-name="T12">);</text:span></text:p>
      <text:p text:style-name="P8"><text:span text:style-name="T13">        </text:span><text:span text:style-name="T12">}</text:span><text:span text:style-name="T14"> </text:span><text:span text:style-name="T19">else</text:span><text:span text:style-name="T14"> </text:span><text:span text:style-name="T12">{</text:span></text:p>
      <text:p text:style-name="P8"><text:span text:style-name="T13">            </text:span><text:span text:style-name="T14">imageView </text:span><text:span text:style-name="T12">=</text:span><text:span text:style-name="T14"> </text:span><text:span text:style-name="T12">(</text:span><text:span text:style-name="T23">ImageView</text:span><text:span text:style-name="T12">)</text:span><text:span text:style-name="T14"> convertView</text:span><text:span text:style-name="T12">;</text:span></text:p>
      <text:p text:style-name="P8"><text:span text:style-name="T13">        </text:span><text:span text:style-name="T12">}</text:span></text:p>
      <text:p text:style-name="P8"><text:span text:style-name="T13">        </text:span><text:span text:style-name="T14">imageView</text:span><text:span text:style-name="T12">.</text:span><text:span text:style-name="T14">setImageResource</text:span><text:span text:style-name="T12">(</text:span><text:span text:style-name="T14">mThumbIds</text:span><text:span text:style-name="T12">[</text:span><text:span text:style-name="T14">position</text:span><text:span text:style-name="T12">]);</text:span></text:p>
      <text:p text:style-name="P8"><text:span text:style-name="T13">        </text:span><text:span text:style-name="T19">return</text:span><text:span text:style-name="T14"> imageView</text:span><text:span text:style-name="T12">;</text:span></text:p>
      <text:p text:style-name="P8"><text:span text:style-name="T13">    </text:span><text:span text:style-name="T12">}</text:span></text:p>
      <text:p text:style-name="P8"><text:span text:style-name="T13">    </text:span><text:span text:style-name="T21">// references to our images</text:span></text:p>
      <text:p text:style-name="P8"><text:span text:style-name="T13">    </text:span><text:span text:style-name="T19">private</text:span><text:span text:style-name="T14"> </text:span><text:span text:style-name="T23">Integer</text:span><text:span text:style-name="T12">[]</text:span><text:span text:style-name="T14"> mThumbIds </text:span><text:span text:style-name="T12">=</text:span><text:span text:style-name="T14"> </text:span><text:span text:style-name="T12">{</text:span></text:p>
      <text:p text:style-name="P8"><text:soft-page-break/><text:span text:style-name="T13">            </text:span><text:span text:style-name="T14">R</text:span><text:span text:style-name="T12">.</text:span><text:span text:style-name="T14">drawable</text:span><text:span text:style-name="T12">.</text:span><text:span text:style-name="T14">sample_2</text:span><text:span text:style-name="T12">,</text:span><text:span text:style-name="T14"> R</text:span><text:span text:style-name="T12">.</text:span><text:span text:style-name="T14">drawable</text:span><text:span text:style-name="T12">.</text:span><text:span text:style-name="T14">sample_3</text:span><text:span text:style-name="T12">,</text:span></text:p>
      <text:p text:style-name="P8"><text:span text:style-name="T13">            </text:span><text:span text:style-name="T14">R</text:span><text:span text:style-name="T12">.</text:span><text:span text:style-name="T14">drawable</text:span><text:span text:style-name="T12">.</text:span><text:span text:style-name="T14">sample_4</text:span><text:span text:style-name="T12">,</text:span><text:span text:style-name="T14"> R</text:span><text:span text:style-name="T12">.</text:span><text:span text:style-name="T14">drawable</text:span><text:span text:style-name="T12">.</text:span><text:span text:style-name="T14">sample_5</text:span><text:span text:style-name="T12">,</text:span></text:p>
      <text:p text:style-name="P8"><text:span text:style-name="T13">            </text:span><text:span text:style-name="T14">R</text:span><text:span text:style-name="T12">.</text:span><text:span text:style-name="T14">drawable</text:span><text:span text:style-name="T12">.</text:span><text:span text:style-name="T14">sample_6</text:span><text:span text:style-name="T12">,</text:span><text:span text:style-name="T14"> R</text:span><text:span text:style-name="T12">.</text:span><text:span text:style-name="T14">drawable</text:span><text:span text:style-name="T12">.</text:span><text:span text:style-name="T14">sample_7</text:span><text:span text:style-name="T12">,</text:span></text:p>
      <text:p text:style-name="P8"><text:span text:style-name="T13">            </text:span><text:span text:style-name="T14">R</text:span><text:span text:style-name="T12">.</text:span><text:span text:style-name="T14">drawable</text:span><text:span text:style-name="T12">.</text:span><text:span text:style-name="T14">sample_0</text:span><text:span text:style-name="T12">,</text:span><text:span text:style-name="T14"> R</text:span><text:span text:style-name="T12">.</text:span><text:span text:style-name="T14">drawable</text:span><text:span text:style-name="T12">.</text:span><text:span text:style-name="T14">sample_1</text:span><text:span text:style-name="T12">,</text:span></text:p>
      <text:p text:style-name="P8"><text:span text:style-name="T13">            </text:span><text:span text:style-name="T14">R</text:span><text:span text:style-name="T12">.</text:span><text:span text:style-name="T14">drawable</text:span><text:span text:style-name="T12">.</text:span><text:span text:style-name="T14">sample_2</text:span><text:span text:style-name="T12">,</text:span><text:span text:style-name="T14"> R</text:span><text:span text:style-name="T12">.</text:span><text:span text:style-name="T14">drawable</text:span><text:span text:style-name="T12">.</text:span><text:span text:style-name="T14">sample_3</text:span><text:span text:style-name="T12">,</text:span></text:p>
      <text:p text:style-name="P8"><text:span text:style-name="T13">            </text:span><text:span text:style-name="T14">R</text:span><text:span text:style-name="T12">.</text:span><text:span text:style-name="T14">drawable</text:span><text:span text:style-name="T12">.</text:span><text:span text:style-name="T14">sample_4</text:span><text:span text:style-name="T12">,</text:span><text:span text:style-name="T14"> R</text:span><text:span text:style-name="T12">.</text:span><text:span text:style-name="T14">drawable</text:span><text:span text:style-name="T12">.</text:span><text:span text:style-name="T14">sample_5</text:span><text:span text:style-name="T12">,</text:span></text:p>
      <text:p text:style-name="P8"><text:span text:style-name="T13">            </text:span><text:span text:style-name="T14">R</text:span><text:span text:style-name="T12">.</text:span><text:span text:style-name="T14">drawable</text:span><text:span text:style-name="T12">.</text:span><text:span text:style-name="T14">sample_6</text:span><text:span text:style-name="T12">,</text:span><text:span text:style-name="T14"> R</text:span><text:span text:style-name="T12">.</text:span><text:span text:style-name="T14">drawable</text:span><text:span text:style-name="T12">.</text:span><text:span text:style-name="T14">sample_7</text:span><text:span text:style-name="T12">,</text:span></text:p>
      <text:p text:style-name="P8"><text:span text:style-name="T13">            </text:span><text:span text:style-name="T14">R</text:span><text:span text:style-name="T12">.</text:span><text:span text:style-name="T14">drawable</text:span><text:span text:style-name="T12">.</text:span><text:span text:style-name="T14">sample_0</text:span><text:span text:style-name="T12">,</text:span><text:span text:style-name="T14"> R</text:span><text:span text:style-name="T12">.</text:span><text:span text:style-name="T14">drawable</text:span><text:span text:style-name="T12">.</text:span><text:span text:style-name="T14">sample_1</text:span><text:span text:style-name="T12">,</text:span></text:p>
      <text:p text:style-name="P8"><text:span text:style-name="T13">            </text:span><text:span text:style-name="T14">R</text:span><text:span text:style-name="T12">.</text:span><text:span text:style-name="T14">drawable</text:span><text:span text:style-name="T12">.</text:span><text:span text:style-name="T14">sample_2</text:span><text:span text:style-name="T12">,</text:span><text:span text:style-name="T14"> R</text:span><text:span text:style-name="T12">.</text:span><text:span text:style-name="T14">drawable</text:span><text:span text:style-name="T12">.</text:span><text:span text:style-name="T14">sample_3</text:span><text:span text:style-name="T12">,</text:span></text:p>
      <text:p text:style-name="P8"><text:span text:style-name="T13">            </text:span><text:span text:style-name="T14">R</text:span><text:span text:style-name="T12">.</text:span><text:span text:style-name="T14">drawable</text:span><text:span text:style-name="T12">.</text:span><text:span text:style-name="T14">sample_4</text:span><text:span text:style-name="T12">,</text:span><text:span text:style-name="T14"> R</text:span><text:span text:style-name="T12">.</text:span><text:span text:style-name="T14">drawable</text:span><text:span text:style-name="T12">.</text:span><text:span text:style-name="T14">sample_5</text:span><text:span text:style-name="T12">,</text:span></text:p>
      <text:p text:style-name="P8"><text:span text:style-name="T13">            </text:span><text:span text:style-name="T14">R</text:span><text:span text:style-name="T12">.</text:span><text:span text:style-name="T14">drawable</text:span><text:span text:style-name="T12">.</text:span><text:span text:style-name="T14">sample_6</text:span><text:span text:style-name="T12">,</text:span><text:span text:style-name="T14"> R</text:span><text:span text:style-name="T12">.</text:span><text:span text:style-name="T14">drawable</text:span><text:span text:style-name="T12">.</text:span><text:span text:style-name="T14">sample_7</text:span></text:p>
      <text:p text:style-name="P8"><text:span text:style-name="T13">    </text:span><text:span text:style-name="T12">};</text:span></text:p>
      <text:p text:style-name="P9">}</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4"/>
      <text:p text:style-name="P24"/>
      <text:p text:style-name="P25">The problem with using a gridview without a custom adapter is that it gives you no oppotunity to do any image pre-processing, like using picasso. <text:span text:style-name="T25">In fact, I'm not even sure if you can use a default </text:span><text:soft-page-break/><text:span text:style-name="T25">adapter with gridviews? ArrayList needs textviews as a base, and Listadapter is an abstract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Liberation Mono', Menlo, Monaco, Courier, monospace"/>
    <style:font-face style:name="Courier New" svg:font-family="'Courier New'"/>
    <style:font-face style:name="Roboto" svg:font-family="Roboto, sans-serif"/>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17S</meta:editing-duration>
    <meta:editing-cycles>7</meta:editing-cycles>
    <meta:generator>LibreOffice/5.0.1.2$Windows_x86 LibreOffice_project/81898c9f5c0d43f3473ba111d7b351050be20261</meta:generator>
    <dc:date>2016-09-08T23:07:48.185000000</dc:date>
    <meta:document-statistic meta:table-count="0" meta:image-count="0" meta:object-count="0" meta:page-count="4" meta:paragraph-count="80" meta:word-count="432" meta:character-count="4040" meta:non-whitespace-character-count="3316"/>
    <meta:user-defined meta:name="Info 1"/>
    <meta:user-defined meta:name="Info 2"/>
    <meta:user-defined meta:name="Info 3"/>
    <meta:user-defined meta:name="Info 4"/>
  </office:meta>
</office:document-meta>
</file>